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2a0" officeooo:paragraph-rsid="001d02a0"/>
    </style:style>
    <style:style style:name="T1" style:family="text">
      <style:text-properties officeooo:rsid="001d634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1">como va makinas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06:40.952180144</meta:creation-date>
    <dc:date>2023-04-28T16:11:14.539291667</dc:date>
    <meta:editing-duration>PT4M3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